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25.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oogle.maps.ZoomControlStyle clas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Identifiers for the zoom control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2" office:value-type="string">
            <text:p>Constant</text:p>
          </table:table-cell>
          <table:table-cell table:style-name="ce4"/>
        </table:table-row>
        <table:table-row table:style-name="ro2">
          <table:table-cell table:style-name="ce3" office:value-type="string">
            <text:p>Constant 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DEFAULT </text:p>
          </table:table-cell>
          <table:table-cell office:value-type="string">
            <text:p>The default zoom control. The control which DEFAULT maps to will vary according to map size and other factors. It may change in future versions of the API.</text:p>
          </table:table-cell>
        </table:table-row>
        <table:table-row table:style-name="ro2">
          <table:table-cell office:value-type="string">
            <text:p>LARGE </text:p>
          </table:table-cell>
          <table:table-cell office:value-type="string">
            <text:p>The larger control, with the zoom slider in addition to +/- buttons.</text:p>
          </table:table-cell>
        </table:table-row>
        <table:table-row table:style-name="ro2">
          <table:table-cell office:value-type="string">
            <text:p>SMALL </text:p>
          </table:table-cell>
          <table:table-cell office:value-type="string">
            <text:p>A small control with buttons to zoom in and out.</text:p>
          </table:table-cell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8:51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8:50:18.85</meta:creation-date>
    <dc:date>2011-12-13T18:51:11.13</dc:date>
    <meta:editing-duration>PT52S</meta:editing-duration>
    <meta:editing-cycles>1</meta:editing-cycles>
    <meta:document-statistic meta:table-count="3" meta:cell-count="11" meta:object-count="0"/>
    <meta:generator>OpenOffice.org/3.3$Win32 OpenOffice.org_project/330m20$Build-9567</meta:generator>
  </office:meta>
</office:document-meta>
</file>